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43b" officeooo:paragraph-rsid="000ba43b"/>
    </style:style>
    <style:style style:name="T1" style:family="text">
      <style:text-properties officeooo:rsid="000b4315"/>
    </style:style>
    <style:style style:name="T2" style:family="text">
      <style:text-properties officeooo:rsid="000ba43b"/>
    </style:style>
    <style:style style:name="T3" style:family="text">
      <style:text-properties officeooo:rsid="000d95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 nascimento de uma estrela ocorre quando</text:p>
      <text:p text:style-name="Standard">uma grande nuvem de gás, formada basicamente</text:p>
      <text:p text:style-name="Standard">de Hidrogênio, começa a se contrair devido à atra-</text:p>
      <text:p text:style-name="Standard">ção gravitacional entre estas moléculas de H 2 . Foi</text:p>
      <text:p text:style-name="Standard">James Jeans 1 quem determinou o valor da massa</text:p>
      <text:p text:style-name="Standard">que esta nuvem deve ter, para que uma ligeira per-</text:p>
      <text:p text:style-name="Standard">turbação possa dar origem a uma contração mais</text:p>
      <text:p text:style-name="Standard">violenta e a formação de uma estrela. Uma, agora</text:p>
      <text:p text:style-name="Standard">então, esfera de H 2 , que ainda não brilhe como uma</text:p>
      <text:p text:style-name="Standard">estrela, começa a se contrair e fazer com que o cen-</text:p>
      <text:p text:style-name="Standard">tro desta futura estrela fique cada vez mais denso. </text:p>
      <text:p text:style-name="Standard"/>
      <text:p text:style-name="Standard">--- <text:span text:style-name="T1">Marranghello</text:span></text:p>
      <text:p text:style-name="Standard"/>
      <text:p text:style-name="Standard">Hans Albrecht Bethe desvendou o mistério</text:p>
      <text:p text:style-name="Standard">sobre a produção de energia em estrelas, o que lhe</text:p>
      <text:p text:style-name="Standard">rendeu um prêmio Nobel em 1967. Quando o gás</text:p>
      <text:p text:style-name="Standard">de Hidrogênio que se encontra na região mais cen-</text:p>
      <text:p text:style-name="Standard">tral atinge uma densidade muito elevada ocorre um</text:p>
      <text:p text:style-name="Standard">processo conhecido por fusão termonuclear, pelo qual</text:p>
      <text:p text:style-name="Standard">Hidrogênios são fundidos de forma a originar núcleos</text:p>
      <text:p text:style-name="Standard">de Hélio He 4 . Esse processo de fusão libera uma gran-</text:p>
      <text:p text:style-name="Standard">de quantidade de energia que é capaz de parar o co-</text:p>
      <text:p text:style-name="Standard">lapso do gás e assim dar origem ao nascimento de uma</text:p>
      <text:p text:style-name="Standard">estrela. O brilho que enxergamos são os fótons que,</text:p>
      <text:p text:style-name="Standard">originados nas reações nucleares do interior da estrela,</text:p>
      <text:p text:style-name="Standard">escapam e chegam até nós.</text:p>
      <text:p text:style-name="Standard"/>
      <text:p text:style-name="Standard">– <text:span text:style-name="T2">Marranghello</text:span></text:p>
      <text:p text:style-name="Standard"/>
      <text:p text:style-name="Standard">Esse processo segue até o ponto no qual prati-</text:p>
      <text:p text:style-name="Standard">camente todo o gás de Hidrogênio já tenha sido con-</text:p>
      <text:p text:style-name="Standard">vertido em Hélio que, por ter maior massa que o</text:p>
      <text:p text:style-name="Standard">Hidrogênio, localiza-se na região mais central da es-</text:p>
      <text:p text:style-name="Standard">trela, enquanto o restante do gás, que não foi utilizado</text:p>
      <text:p text:style-name="Standard">nas reações, localiza-se na região mais superficial. O</text:p>
      <text:p text:style-name="Standard">que acontece deste ponto em diante não passa de uma</text:p>
      <text:p text:style-name="Standard">repetição desse processo, com uma pequena troca de</text:p>
      <text:p text:style-name="Standard">atores. Agora será o gás de Hélio que vai se contrair</text:p>
      <text:p text:style-name="Standard">até o ponto no qual um novo processo de fusão</text:p>
      <text:p text:style-name="Standard">termonuclear terá início, originando elementos cada</text:p>
      <text:p text:style-name="Standard">vez mais pesados como o Carbono C 12 , o nitrogênio</text:p>
      <text:p text:style-name="Standard">N 14 e o oxigênio O 16 . Estes processos devem se suce-</text:p>
      <text:p text:style-name="Standard">der, deixando o interior da estrela com uma estrutura</text:p>
      <text:p text:style-name="Standard">de camadas, formato semelhante a uma cebola no qual</text:p>
      <text:p text:style-name="Standard">encontraremos os elementos mais pesados na região</text:p>
      <text:p text:style-name="Standard">mais central da estrela e os elementos mais leves em</text:p>
      <text:p text:style-name="Standard">uma região mais superficial.</text:p>
      <text:p text:style-name="Standard">--<text:span text:style-name="T2">Marranghello</text:span></text:p>
      <text:p text:style-name="Standard"><text:soft-page-break/>Durante estes processos de fusão termo-nucle-</text:p>
      <text:p text:style-name="Standard">ar, a estrela se expande e se contrai diversas vezes</text:p>
      <text:p text:style-name="Standard">equilibrando a pressão exercida pela gravitação e aque-</text:p>
      <text:p text:style-name="Standard">la gerada pelas reações. Nestas diferentes etapas de</text:p>
      <text:p text:style-name="Standard">evolução, as estrelas passam a ser conhecidas por gi-</text:p>
      <text:p text:style-name="Standard">gantes e supergigantes vermelhas devido ao seu tama-</text:p>
      <text:p text:style-name="Standard">nho e à mudança de sua cor. Essa mudança da cor</text:p>
      <text:p text:style-name="Standard">está relacionada à temperatura da estrela e, por fim,</text:p>
      <text:p text:style-name="Standard">ao elemento químico que está sendo processado em</text:p>
      <text:p text:style-name="Standard">seu interior.</text:p>
      <text:p text:style-name="Standard">--<text:span text:style-name="T2">Marranghello</text:span></text:p>
      <text:p text:style-name="Standard"/>
      <text:p text:style-name="Standard">Este processo não continua infinitamente, mas</text:p>
      <text:p text:style-name="Standard">termina quando o elemento Ferro é formado na re-</text:p>
      <text:p text:style-name="Standard">gião mais central da estrela. Isso acontece porque a</text:p>
      <text:p text:style-name="Standard">fusão de Ferro em elementos mais pesados não é mais</text:p>
      <text:p text:style-name="Standard">exotérmica, mas sim endotérmica, o que significa dizer</text:p>
      <text:p text:style-name="Standard">que estas reações, que até este momento liberavam</text:p>
      <text:p text:style-name="Standard">energia, sustentavam o colapso das estrelas e nos for-</text:p>
      <text:p text:style-name="Standard">neciam seu espetáculo no céu, agora fazem exatamente</text:p>
      <text:p text:style-name="Standard">o contrário, elas necessitam de energia para acontecer.</text:p>
      <text:p text:style-name="Standard">Neste momento, em que a estrela deixa de produzir</text:p>
      <text:p text:style-name="Standard">seu combustível, a matéria que está nas camadas mais</text:p>
      <text:p text:style-name="Standard">externas das estrelas vai colapsar (cair) em direção à</text:p>
      <text:p text:style-name="Standard">região central composta pelo Ferro.</text:p>
      <text:p text:style-name="Standard"/>
      <text:p text:style-name="Standard">--<text:span text:style-name="T2">Marranghello</text:span></text:p>
      <text:p text:style-name="Standard"/>
      <text:p text:style-name="Standard">central composta pelo Ferro.</text:p>
      <text:p text:style-name="Standard">Quando toda a matéria estelar começa a cair</text:p>
      <text:p text:style-name="Standard">em direção ao caroço de ferro tem origem um dos</text:p>
      <text:p text:style-name="Standard">mais fantásticos e misteriosos eventos da natureza, a</text:p>
      <text:p text:style-name="Standard">explosão de uma supernova: uma onda de choque se</text:p>
      <text:p text:style-name="Standard">forma a apenas alguns quilômetros da superfície do</text:p>
      <text:p text:style-name="Standard">caroço de Ferro enquanto a matéria, que estava na</text:p>
      <text:p text:style-name="Standard">superfície, continua caindo em sua direção. Muitos fe-</text:p>
      <text:p text:style-name="Standard">nômenos acontecem durante uma supernova e mui-</text:p>
      <text:p text:style-name="Standard">tas são as teorias para tentar explicá-las, entretanto, o</text:p>
      <text:p text:style-name="Standard">que acontece no final é bem conhecido: a matéria ex-</text:p>
      <text:p text:style-name="Standard">terna, ao cair sobre o caroço de Ferro, é expelida em</text:p>
      <text:p text:style-name="Standard">uma violenta explosão e se espalha pelo universo que,</text:p>
      <text:p text:style-name="Standard">anteriormente composto por um gás de Hidrogênio, e</text:p>
      <text:p text:style-name="Standard">agora, povoado também por uma pequena fração de</text:p>
      <text:p text:style-name="Standard">Hélio, Carbono, Nitrogênio, Oxigênio, Silício entre</text:p>
      <text:p text:style-name="Standard">outros elementos. Desta forma são produzidos os</text:p>
      <text:p text:style-name="Standard">elementos químicos que, após viajarem em grande</text:p>
      <text:p text:style-name="Standard">velocidade através do Universo, são encontrados aqui</text:p>
      <text:p text:style-name="Standard">na Terra, e do qual somos formados.</text:p>
      <text:p text:style-name="Standard">--<text:span text:style-name="T2">Marranghello</text:span></text:p>
      <text:p text:style-name="Standard"><text:soft-page-break/>A estrela de nêutrons, propriamente dita, co-</text:p>
      <text:p text:style-name="Standard">meça a nascer quando um caroço de Ferro é formado</text:p>
      <text:p text:style-name="Standard">no interior destas estrelas e assim permanecerá prati-</text:p>
      <text:p text:style-name="Standard">camente intacto após a explosão da supernova. Este</text:p>
      <text:p text:style-name="Standard">caroço, que é impulsionado a grandes velocidades, cerca</text:p>
      <text:p text:style-name="Standard">de 500 a 1000 km/s após a explosão, sofre uma meta-</text:p>
      <text:p text:style-name="Standard">morfose devido à energia liberada em todo esse pro-</text:p>
      <text:p text:style-name="Standard">cesso, fazendo com que os núcleos de Ferro sejam dis-</text:p>
      <text:p text:style-name="Standard">solvidos em prótons, nêutrons, elétrons... E assim terá</text:p>
      <text:p text:style-name="Standard">nascido uma estrela de nêutrons com a forma de um</text:p>
      <text:p text:style-name="Standard">grande núcleo.</text:p>
      <text:p text:style-name="Standard">--<text:span text:style-name="T2">marranghello</text:span></text:p>
      <text:p text:style-name="Standard"/>
      <text:p text:style-name="Standard">Lembramos que o processo de evolução estelar</text:p>
      <text:p text:style-name="Standard">depende da massa da estrela inicialmente formada por</text:p>
      <text:p text:style-name="Standard">H 2 . Primeiramente, o tempo de evolução destas estre-</text:p>
      <text:p text:style-name="Standard">las será menor quanto maior for a sua massa inicial,</text:p>
      <text:p text:style-name="Standard">isso porque uma maior massa deve gerar uma maior</text:p>
      <text:p text:style-name="Standard">compressão da estrela, fazendo com que ela atinja mais</text:p>
      <text:p text:style-name="Standard">rapidamente as densidades críticas para a fusão de ele-</text:p>
      <text:p text:style-name="Standard">mentos químicos mais pesados. Outro fato extrema-</text:p>
      <text:p text:style-name="Standard">mente importante é que o processo descrito até aqui</text:p>
      <text:p text:style-name="Standard">diz respeito apenas às estrelas com massa maior que,</text:p>
      <text:p text:style-name="Standard">algumas vezes, maior que a massa do Sol. Estrelas como</text:p>
      <text:p text:style-name="Standard">o nosso Sol devem interromper o processo de fusão</text:p>
      <text:p text:style-name="Standard">termonuclear antes mesmo de atingir o elemento Fer-</text:p>
      <text:p text:style-name="Standard">ro. Estrelas, de pouca massa (&lt; 8 massas solares), que</text:p>
      <text:p text:style-name="Standard">seguem este caminho, terminam sua vida expelindo</text:p>
      <text:p text:style-name="Standard">parte de sua superfície, de maneira menos espetacular</text:p>
      <text:p text:style-name="Standard">que uma supernova e deixando estrelas com massas</text:p>
      <text:p text:style-name="Standard">próximas à massa do Sol, porém, com um raio de al-</text:p>
      <text:p text:style-name="Standard">guns poucos milhares de quilômetros. Estes objetos são</text:p>
      <text:p text:style-name="Standard">conhecidos como anãs brancas.</text:p>
      <text:p text:style-name="Standard">A matéria ficou tão compactada nestas estrelas</text:p>
      <text:p text:style-name="Standard">que a pressão exercida pelos elétrons que a com-</text:p>
      <text:p text:style-name="Standard">põem resiste ao colapso das camadas superiores. O</text:p>
      <text:p text:style-name="Standard">próprio nome, anãs, descreve seu tamanho, aproxi-</text:p>
      <text:p text:style-name="Standard">madamente igual ao tamanho da Terra. Seu brilho</text:p>
      <text:p text:style-name="Standard">difere do brilho das estrelas que ainda possuem sua</text:p>
      <text:p text:style-name="Standard">fornalha termonuclear ativa (acesa) e, como a cor</text:p>
      <text:p text:style-name="Standard">da estrela depende essencialmente da temperatura</text:p>
      <text:p text:style-name="Standard">desta fornalha, as anãs brancas apresentam um</text:p>
      <text:p text:style-name="Standard">espectro de cores bem distinto de outras estrelas.</text:p>
      <text:p text:style-name="P1">--Marranghello</text:p>
      <text:p text:style-name="P1"/>
      <text:p text:style-name="P1">Estrelas com massa maior que 20 vezes a mas-</text:p>
      <text:p text:style-name="P1">sa do Sol evoluem rapidamente, atingem a etapa fi-</text:p>
      <text:p text:style-name="P1">nal de sua vida, explodem como uma supernova.</text:p>
      <text:p text:style-name="P1">Entretanto, devido à sua gigantesca atração</text:p>
      <text:p text:style-name="P1"><text:soft-page-break/>gravitacional, formam como produto final os famo-</text:p>
      <text:p text:style-name="P1">sos Buracos Negros, de onde nada pode escapar,</text:p>
      <text:p text:style-name="P1">nem mesmo a luz.</text:p>
      <text:p text:style-name="P1">--<text:span text:style-name="T3">Marranghello</text:span>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1:22:10.245913379</meta:creation-date>
    <dc:date>2018-03-19T22:04:17.176497538</dc:date>
    <meta:editing-duration>PT56S</meta:editing-duration>
    <meta:editing-cycles>1</meta:editing-cycles>
    <meta:generator>LibreOffice/5.4.5.1$Linux_X86_64 LibreOffice_project/40m0$Build-1</meta:generator>
    <meta:document-statistic meta:table-count="0" meta:image-count="0" meta:object-count="0" meta:page-count="4" meta:paragraph-count="142" meta:word-count="1129" meta:character-count="6567" meta:non-whitespace-character-count="5585"/>
  </office:meta>
</office:document-meta>
</file>